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REATE TABLE users(</text:p>
      <text:p text:style-name="Normal">user_id <text:s/>SERIAL,</text:p>
      <text:p text:style-name="Normal">user_name varchar(255),</text:p>
      <text:p text:style-name="Normal">PRIMARY KEY(user_id,)<text:tab/></text:p>
      <text:p text:style-name="Normal"><text:tab/>)</text:p>
      <text:p text:style-name="Normal"/>
      <text:p text:style-name="Normal"/>
      <text:p text:style-name="Normal">CREATE TABLE projects(</text:p>
      <text:p text:style-name="Normal">p_id <text:s/>SERIAL,</text:p>
      <text:p text:style-name="Normal">project_name varchar(255),</text:p>
      <text:p text:style-name="Normal">algo varchar(30),</text:p>
      <text:p text:style-name="Normal">user_name varchar(255)</text:p>
      <text:p text:style-name="Normal">PRIMARY KEY(project_name, user_name)<text:tab/></text:p>
      <text:p text:style-name="Normal">)</text:p>
      <text:p text:style-name="Normal"/>
      <text:p text:style-name="Normal"/>
      <text:p text:style-name="Normal">CREATE TABLE Raw_Data (</text:p>
      <text:p text:style-name="Normal"><text:tab/>raw_id SERIAL,</text:p>
      <text:p text:style-name="Normal"><text:tab/>user_name varchar(255),</text:p>
      <text:p text:style-name="Normal"><text:tab/>r_data JSON,</text:p>
      <text:p text:style-name="Normal"><text:tab/>raw_data varchar(255),</text:p>
      <text:p text:style-name="Normal"><text:s text:c="14"/>project_name varchar(255),</text:p>
      <text:p text:style-name="Normal"><text:tab/>prepared_data_id int,</text:p>
      <text:p text:style-name="Normal"><text:tab/><text:tab/>PRIMARY KEY(raw_id, user_name)</text:p>
      <text:p text:style-name="Normal">)<text:tab/></text:p>
      <text:p text:style-name="Normal"><text:tab/></text:p>
      <text:p text:style-name="Normal">CREATE TABLE prepared_Data (</text:p>
      <text:p text:style-name="Normal">prepared_data_id SERIAL PRIMARY KEY,</text:p>
      <text:p text:style-name="Normal">project_name varchar(255),</text:p>
      <text:p text:style-name="Normal">sample_id int,</text:p>
      <text:p text:style-name="Normal">prepared_data JSON</text:p>
      <text:p text:style-name="Normal">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unil Saini</meta:initial-creator>
    <dc:creator>Sunil Saini</dc:creator>
    <meta:creation-date>2019-04-09T05:43:00Z</meta:creation-date>
    <dc:date>2019-04-09T14:35:00Z</dc:date>
    <meta:template xlink:href="Normal.dotm" xlink:type="simple"/>
    <meta:editing-cycles>2</meta:editing-cycles>
    <meta:editing-duration>PT0S</meta:editing-duration>
    <meta:document-statistic meta:page-count="1" meta:paragraph-count="1" meta:word-count="78" meta:character-count="569" meta:row-count="4" meta:non-whitespace-character-count="492"/>
  </office:meta>
</office:document-meta>
</file>